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Arimo" svg:font-family="Arimo" style:font-adornments="Bold" style:font-family-generic="swiss" style:font-pitch="variable"/>
    <style:font-face style:name="Bahnschrift" svg:font-family="Bahnschrift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757cm" style:rel-column-width="3831*"/>
    </style:style>
    <style:style style:name="Tabela1.B" style:family="table-column">
      <style:table-column-properties style:column-width="12.578cm" style:rel-column-width="7131*"/>
    </style:style>
    <style:style style:name="Tabela1.C" style:family="table-column">
      <style:table-column-properties style:column-width="6.364cm" style:rel-column-width="360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mo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mo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mo"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Arimo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E DE DADOS NA GESTÃO PÚBLICA: </text:p>
      <text:p text:style-name="P2">O Diagnóstico da Condição Juvenil no Recife</text:p>
      <text:p text:style-name="P4">25/01/2018 – Departamento de Ciência Política da UFPE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NOME</text:p>
          </table:table-cell>
          <table:table-cell table:style-name="Tabela1.A1" office:value-type="string">
            <text:p text:style-name="P6">E-MAIL</text:p>
          </table:table-cell>
          <table:table-cell table:style-name="Tabela1.C1" office:value-type="string">
            <text:p text:style-name="P6">ASSINATURA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ext:soft-page-break/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Arimo" svg:font-family="Arimo" style:font-adornments="Bold" style:font-family-generic="swiss" style:font-pitch="variable"/>
    <style:font-face style:name="Bahnschrift" svg:font-family="Bahnschrift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5T13:35:04.75</meta:creation-date>
    <meta:document-statistic meta:table-count="1" meta:image-count="0" meta:object-count="0" meta:page-count="2" meta:paragraph-count="6" meta:word-count="24" meta:character-count="152"/>
    <dc:date>2018-01-25T13:40:06.81</dc:date>
    <meta:editing-duration>PT5M6S</meta:editing-duration>
    <meta:editing-cycles>1</meta:editing-cycles>
    <meta:generator>OpenOffice/4.1.4$Win32 OpenOffice.org_project/414m5$Build-9788</meta:generator>
  </office:meta>
</office:document-meta>
</file>